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312e" officeooo:paragraph-rsid="0007312e"/>
    </style:style>
    <style:style style:name="P2" style:family="paragraph" style:parent-style-name="Standard">
      <style:text-properties officeooo:rsid="000774f6" officeooo:paragraph-rsid="000774f6"/>
    </style:style>
    <style:style style:name="P3" style:family="paragraph" style:parent-style-name="Standard">
      <style:text-properties officeooo:rsid="000774f6" officeooo:paragraph-rsid="000bdf99"/>
    </style:style>
    <style:style style:name="P4" style:family="paragraph" style:parent-style-name="Standard">
      <style:text-properties officeooo:rsid="001ca529" officeooo:paragraph-rsid="0011b27b"/>
    </style:style>
    <style:style style:name="P5" style:family="paragraph" style:parent-style-name="Standard">
      <style:text-properties officeooo:rsid="00078e2d" officeooo:paragraph-rsid="000774f6"/>
    </style:style>
    <style:style style:name="P6" style:family="paragraph" style:parent-style-name="Standard">
      <style:text-properties officeooo:rsid="000774f6" officeooo:paragraph-rsid="000774f6"/>
    </style:style>
    <style:style style:name="P7" style:family="paragraph" style:parent-style-name="Standard">
      <style:text-properties officeooo:rsid="000774f6" officeooo:paragraph-rsid="002700af"/>
    </style:style>
    <style:style style:name="P8" style:family="paragraph" style:parent-style-name="Standard">
      <style:text-properties officeooo:rsid="000774f6" officeooo:paragraph-rsid="002740a7"/>
    </style:style>
    <style:style style:name="P9" style:family="paragraph" style:parent-style-name="Standard">
      <style:text-properties officeooo:rsid="000774f6" officeooo:paragraph-rsid="0027771b"/>
    </style:style>
    <style:style style:name="P10" style:family="paragraph" style:parent-style-name="Standard">
      <style:text-properties officeooo:rsid="002740a7" officeooo:paragraph-rsid="002740a7"/>
    </style:style>
    <style:style style:name="P11" style:family="paragraph" style:parent-style-name="Standard">
      <style:text-properties officeooo:rsid="00078e2d" officeooo:paragraph-rsid="0027771b"/>
    </style:style>
    <style:style style:name="P12" style:family="paragraph" style:parent-style-name="Standard">
      <style:text-properties officeooo:rsid="0029bb7b" officeooo:paragraph-rsid="0029bb7b"/>
    </style:style>
    <style:style style:name="P13" style:family="paragraph" style:parent-style-name="Standard">
      <style:text-properties officeooo:rsid="002cb82e" officeooo:paragraph-rsid="002cb82e"/>
    </style:style>
    <style:style style:name="T1" style:family="text">
      <style:text-properties officeooo:rsid="00078e2d"/>
    </style:style>
    <style:style style:name="T2" style:family="text">
      <style:text-properties officeooo:rsid="0017b0b7"/>
    </style:style>
    <style:style style:name="T3" style:family="text">
      <style:text-properties officeooo:rsid="001f15f6"/>
    </style:style>
    <style:style style:name="T4" style:family="text">
      <style:text-properties officeooo:rsid="002358ec"/>
    </style:style>
    <style:style style:name="T5" style:family="text">
      <style:text-properties officeooo:rsid="002544fa"/>
    </style:style>
    <style:style style:name="T6" style:family="text">
      <style:text-properties officeooo:rsid="0027771b"/>
    </style:style>
    <style:style style:name="T7" style:family="text">
      <style:text-properties officeooo:rsid="002cb8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ake Levine</text:p>
      <text:p text:style-name="P1">Assignment <text:span text:style-name="T4">5</text:span></text:p>
      <text:p text:style-name="P4"><text:span text:style-name="T3">10/14</text:span>/14</text:p>
      <text:p text:style-name="P4">CSC 1100 – Fall Term</text:p>
      <text:p text:style-name="P1"/>
      <text:p text:style-name="P2">1)</text:p>
      <text:p text:style-name="P2"><text:tab/><text:span text:style-name="T5">Sum = 47</text:span></text:p>
      <text:p text:style-name="P2"/>
      <text:p text:style-name="P2">2)</text:p>
      <text:p text:style-name="P7"><text:tab/><text:span text:style-name="T1">a) 27 </text:span></text:p>
      <text:p text:style-name="P7"><text:tab/><text:span text:style-name="T1">b) 7 </text:span></text:p>
      <text:p text:style-name="P7"><text:tab/><text:span text:style-name="T1">c) 31 60 91 151</text:span></text:p>
      <text:p text:style-name="P7"><text:tab/><text:span text:style-name="T1">d) 50 93 143 236 379 615 994 1609 2603 4212</text:span></text:p>
      <text:p text:style-name="P7"><text:tab/></text:p>
      <text:p text:style-name="P3">3)</text:p>
      <text:p text:style-name="P8"><text:tab/><text:span text:style-name="T2">a) *</text:span></text:p>
      <text:p text:style-name="P8"><text:tab/><text:span text:style-name="T1">b) infinte loop of *</text:span></text:p>
      <text:p text:style-name="P9"><text:tab/><text:span text:style-name="T1">c) infinte loop of *</text:span></text:p>
      <text:p text:style-name="P8"><text:tab/><text:span text:style-name="T1">d) ****</text:span></text:p>
      <text:p text:style-name="P8"><text:tab/><text:span text:style-name="T1">e) ******</text:span></text:p>
      <text:p text:style-name="P8"><text:tab/><text:span text:style-name="T2">f) ***</text:span></text:p>
      <text:p text:style-name="P8"><text:tab/></text:p>
      <text:p text:style-name="P2">4)</text:p>
      <text:p text:style-name="P11"><text:tab/><text:span text:style-name="T6">a) 12</text:span></text:p>
      <text:p text:style-name="P11"><text:tab/><text:span text:style-name="T6">b) 12 11 9 7 6 4 2 1 </text:span><text:tab/></text:p>
      <text:p text:style-name="P5"/>
      <text:p text:style-name="P2">5) </text:p>
      <text:p text:style-name="P8"><text:tab/><text:span text:style-name="T2">a) 29</text:span></text:p>
      <text:p text:style-name="P8"><text:tab/><text:span text:style-name="T1">b) 2 8</text:span></text:p>
      <text:p text:style-name="P8"><text:tab/><text:span text:style-name="T1">c) <text:s/>8 13 21 34</text:span></text:p>
      <text:p text:style-name="P8"><text:span text:style-name="T1"><text:tab/>d) 28 43 71 114</text:span></text:p>
      <text:p text:style-name="P8"/>
      <text:p text:style-name="P10">6)</text:p>
      <text:p text:style-name="P10"><text:tab/><text:span text:style-name="T2">a) 1 1 1 1 1</text:span></text:p>
      <text:p text:style-name="P10"><text:tab/> <text:s text:c="3"/><text:span text:style-name="T7">2 2 2 2 2</text:span></text:p>
      <text:p text:style-name="P13"><text:tab/> <text:s text:c="3"/>3 3 3 3 3</text:p>
      <text:p text:style-name="P13"><text:tab/> <text:s text:c="3"/>4 4 4 4 4 <text:s/></text:p>
      <text:p text:style-name="P13"><text:tab/> <text:s text:c="3"/>5 5 5 5 5</text:p>
      <text:p text:style-name="P13"/>
      <text:p text:style-name="P8"><text:tab/><text:span text:style-name="T1">b) 2 3 4 5 </text:span></text:p>
      <text:p text:style-name="P8"><text:tab/> <text:s text:c="3"/><text:span text:style-name="T7">3 4 5</text:span></text:p>
      <text:p text:style-name="P13"><text:tab/> <text:s text:c="3"/>4 5 </text:p>
      <text:p text:style-name="P13"><text:tab/> <text:s text:c="3"/>5</text:p>
      <text:p text:style-name="P13"/>
      <text:p text:style-name="P8"><text:span text:style-name="T1"><text:tab/>c) 1</text:span></text:p>
      <text:p text:style-name="P8"><text:tab/> <text:s text:c="3"/><text:span text:style-name="T7">1 2</text:span></text:p>
      <text:p text:style-name="P8"><text:tab/> <text:s text:c="3"/><text:span text:style-name="T7">1 2 3</text:span></text:p>
      <text:p text:style-name="P8"><text:tab/> <text:s text:c="3"/><text:span text:style-name="T7">1 2 3 4 </text:span></text:p>
      <text:p text:style-name="P8"><text:tab/> <text:s text:c="3"/><text:span text:style-name="T7">1 2 3 4 5 </text:span></text:p>
      <text:p text:style-name="P8"><text:soft-page-break/></text:p>
      <text:p text:style-name="P8"/>
      <text:p text:style-name="P10">7)</text:p>
      <text:p text:style-name="P10"><text:tab/><text:span text:style-name="T2">a) counter- control</text:span></text:p>
      <text:p text:style-name="P8"><text:tab/><text:span text:style-name="T1">b) sentinal</text:span></text:p>
      <text:p text:style-name="P8"><text:span text:style-name="T1"><text:tab/>c) EOF</text:span></text:p>
      <text:p text:style-name="P8"/>
      <text:p text:style-name="P12">8)</text:p>
      <text:p text:style-name="P12"><text:tab/>a) (<text:span text:style-name="T7">ii) 26</text:span></text:p>
      <text:p text:style-name="P12"><text:tab/>b) <text:span text:style-name="T7">(iv) 5</text:span></text:p>
      <text:p text:style-name="P12"><text:tab/>c) (i)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9:19:10.887251454</meta:creation-date>
    <dc:date>2014-10-14T20:48:09.094963554</dc:date>
    <meta:editing-duration>PT13H23M37S</meta:editing-duration>
    <meta:editing-cycles>16</meta:editing-cycles>
    <meta:generator>LibreOffice/4.2.6.3$Linux_X86_64 LibreOffice_project/420m0$Build-3</meta:generator>
    <meta:document-statistic meta:table-count="0" meta:image-count="0" meta:object-count="0" meta:page-count="2" meta:paragraph-count="51" meta:word-count="153" meta:character-count="526" meta:non-whitespace-character-count="326"/>
  </office:meta>
</office:document-meta>
</file>